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4A452A" style:vertical-align="middle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4A452A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4A452A" style:vertical-align="middle" fo:wrap-option="wrap" style:repeat-content="tru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A452A" style:vertical-align="middle" fo:wrap-option="wrap" style:repeat-content="tru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8pt" style:font-size-asian="18pt" style:font-size-complex="18pt"/>
    </style:style>
    <style:style style:name="ce20" style:family="table-cell" style:parent-style-name="Default" style:data-style-name="N37">
      <style:table-cell-properties style:vertical-align="middle" style:repeat-content="tru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21" style:family="table-cell" style:parent-style-name="Default" style:data-style-name="N38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/>
    </style:style>
    <style:style style:name="ce23" style:family="table-cell" style:parent-style-name="Default" style:data-style-name="N37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4A452A"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793611111111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6.7934722222222cm"/>
    </style:style>
    <style:style style:name="co4" style:family="table-column">
      <style:table-column-properties fo:break-before="auto" style:column-width="23.0716666666667cm"/>
    </style:style>
    <style:style style:name="co5" style:family="table-column">
      <style:table-column-properties fo:break-before="auto" style:column-width="13.5643055555556cm"/>
    </style:style>
    <style:style style:name="co6" style:family="table-column">
      <style:table-column-properties fo:break-before="auto" style:column-width="16.0161111111111cm"/>
    </style:style>
    <style:style style:name="co7" style:family="table-column">
      <style:table-column-properties fo:break-before="auto" style:column-width="28.2927777777778cm"/>
    </style:style>
    <style:style style:name="co8" style:family="table-column">
      <style:table-column-properties fo:break-before="auto" style:column-width="23.1598611111111cm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5" table:default-cell-style-name="ce1"/>
        <table:table-column table:style-name="co2" table:number-columns-repeated="981" table:default-cell-style-name="ce2"/>
        <table:table-column table:style-name="co10" table:number-columns-repeated="15360" table:default-cell-style-name="ce1"/>
        <table:table-row table:style-name="ro1">
          <table:table-cell office:value-type="string" table:number-columns-spanned="6" table:number-rows-spanned="1" table:style-name="ce29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9">
            <text:p>SESSION 2025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30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1">
            <text:p>NOM et prénom : MILLION-BRODAZ Justine</text:p>
          </table:table-cell>
          <table:covered-table-cell table:number-columns-repeated="4"/>
          <table:table-cell office:value-type="string" table:number-columns-spanned="3" table:number-rows-spanned="1" table:style-name="ce31">
            <text:p>N° candidat : 02147297460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31">
            <text:p>Centre de formation :Saint-Michel Annecy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☑SISR</text:p>
          </table:table-cell>
          <table:table-cell office:value-type="string" table:style-name="ce5">
            <text:p>▢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31">
            <text:p>Adresse URL du portfolio :https://monportfolio-justine.vercel.app/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3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3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34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Visite au LAPP -Annecy-le-vieux</text:p>
          </table:table-cell>
          <table:table-cell office:value-type="date" office:date-value="2026-03-04T00:00:00" table:style-name="ce10">
            <text:p>04.03.2026</text:p>
          </table:table-cell>
          <table:table-cell table:style-name="ce11"/>
          <table:table-cell table:number-columns-repeated="2" table:style-name="ce12"/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3">
            <text:p>Projet Pierre de Coubertin:Création de site internet<text:s/></text:p>
          </table:table-cell>
          <table:table-cell office:value-type="string" table:style-name="ce14">
            <text:p>09/09/2024-14/11/2024</text:p>
          </table:table-cell>
          <table:table-cell office:value-type="string" table:style-name="ce11">
            <text:p><text:s/>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13">
            <text:p>Projet Pierre de Coubertin:Création d'une vm avec environnement LAMP en support pour le site,accessible sur internet</text:p>
          </table:table-cell>
          <table:table-cell office:value-type="string" table:style-name="ce15">
            <text:p>09/06/2024-14/11/2024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13">
            <text:p>Projet Portfolio : création de site</text:p>
          </table:table-cell>
          <table:table-cell office:value-type="string" table:style-name="ce15">
            <text:p>23/01/2025-13/02/2025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musée:Mise en place d'un serveur AD(utilisateurs,droits,session,groupe,…)</text:p>
          </table:table-cell>
          <table:table-cell office:value-type="string" table:style-name="ce16">
            <text:p>05/02/2025-22/05/2025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musée:Mise en place des GPO pour les utilisateurs</text:p>
          </table:table-cell>
          <table:table-cell office:value-type="string" table:style-name="ce17">
            <text:p><text:s/>05/02/2025-22/05/2025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IA : création d'un site pour une application pour apprendre les animaux au jeunes enfants et leur raconter des histoires</text:p>
          </table:table-cell>
          <table:table-cell office:value-type="string" table:style-name="ce18">
            <text:p>13/01/2025-17/01/2025</text:p>
          </table:table-cell>
          <table:table-cell office:value-type="string" table:style-name="ce19">
            <text:p><text:s text:c="79"/>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 Mise en place d'un serveur de sauvegarde</text:p>
          </table:table-cell>
          <table:table-cell office:value-type="string" table:style-name="ce18">
            <text:p>01/09/2025-01/06/2026</text:p>
          </table:table-cell>
          <table:table-cell office:value-type="string" table:style-name="ce19">
            <text:p><text:s text:c="78"/>X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orjet Ecomobil: Configuration d'un point d'accès</text:p>
          </table:table-cell>
          <table:table-cell office:value-type="string" table:style-name="ce20">
            <text:p>01/09/2025-01/06/2026</text:p>
          </table:table-cell>
          <table:table-cell table:style-name="ce19"/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musée : Création de vlans</text:p>
          </table:table-cell>
          <table:table-cell office:value-type="string" table:style-name="ce20">
            <text:p>05/02/2025-22/05/2025</text:p>
          </table:table-cell>
          <table:table-cell table:style-name="ce19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GLPI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zabbix pour la supervision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Segmentation réseau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windows (AD,DHCP,….)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configuration de pare-feux virtuel(pfsense)</text:p>
          </table:table-cell>
          <table:table-cell office:value-type="string" table:style-name="ce14">
            <text:p>01/09/2025-01/06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sécurisation des périphériques intermédiaires</text:p>
          </table:table-cell>
          <table:table-cell office:value-type="string" table:style-name="ce14">
            <text:p>01/09/2025-01/06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sur la cybersécurité base</text:p>
          </table:table-cell>
          <table:table-cell office:value-type="string" table:style-name="ce14">
            <text:p>01/09/2025-29/03/2026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CCNA base sur les réseaux(en cours)</text:p>
          </table:table-cell>
          <table:table-cell office:value-type="string" table:style-name="ce14">
            <text:p>09/09/2024-13/02/2025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l'ANSSI</text:p>
          </table:table-cell>
          <table:table-cell office:value-type="string" table:style-name="ce14">
            <text:p>09/09/2024-13/02/2025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Serveur Mysql</text:p>
          </table:table-cell>
          <table:table-cell office:value-type="string" table:style-name="ce14">
            <text:p>01/09/2025-01/06/2026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graylog pour la gestion des logs</text:p>
          </table:table-cell>
          <table:table-cell office:value-type="string" table:style-name="ce14">
            <text:p>01/09/2025-01/06/2026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configuration de pare-feu physique fortigate</text:p>
          </table:table-cell>
          <table:table-cell office:value-type="string" table:style-name="ce23">
            <text:p>01/09/2025-01/06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office:value-type="string" table:number-columns-spanned="8" table:number-rows-spanned="1" table:style-name="ce35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3">
            <text:p>Plan de masse des salles pour utilité de chaque pc</text:p>
          </table:table-cell>
          <table:table-cell office:value-type="string" table:style-name="ce14">
            <text:p>26/05/2025-12/06/2025</text:p>
          </table:table-cell>
          <table:table-cell table:number-columns-repeated="2" table:style-name="ce11"/>
          <table:table-cell table:style-name="ce24"/>
          <table:table-cell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<text:s text:c="20"/>Plan de masse pour des prises radius</text:p>
          </table:table-cell>
          <table:table-cell office:value-type="string" table:style-name="ce14">
            <text:p>02/06/2025-13/06/2025</text:p>
          </table:table-cell>
          <table:table-cell table:number-columns-repeated="2" table:style-name="ce11"/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13">
            <text:p>Topologie réseau</text:p>
          </table:table-cell>
          <table:table-cell office:value-type="string" table:style-name="ce17">
            <text:p>02/06/2025-20/06/2025</text:p>
          </table:table-cell>
          <table:table-cell table:style-name="ce12"/>
          <table:table-cell table:style-name="ce11"/>
          <table:table-cell table:style-name="ce12"/>
          <table:table-cell table:style-name="ce11"/>
          <table:table-cell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3">
            <text:p>Configuration de vlans sur switch pour isolation de certains pcs</text:p>
          </table:table-cell>
          <table:table-cell office:value-type="string" table:style-name="ce23">
            <text:p>09/06/2025-20/06/2025</text:p>
          </table:table-cell>
          <table:table-cell table:number-columns-repeated="3" table:style-name="ce12"/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ise en place d'un poc pour pouvoir isolé certains pc.Utilisation de promox, OPNsens et pfsense</text:p>
          </table:table-cell>
          <table:table-cell office:value-type="string" table:style-name="ce14">
            <text:p>02/06/2025-27/06/2025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style-name="ce12"/>
          <table:table-cell office:value-type="string" table:style-name="ce11">
            <text:p>Faire des certifications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réation de règles de traffic entrant sortant sur pfsense</text:p>
          </table:table-cell>
          <table:table-cell office:value-type="string" table:style-name="ce14">
            <text:p>09/06/2025-27/06/2025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loiement d'images sur les postes de salles</text:p>
          </table:table-cell>
          <table:table-cell office:value-type="string" table:style-name="ce14">
            <text:p>09/06/2025-20/06/2025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Inventaire d'adresses mac de certains appareils</text:p>
          </table:table-cell>
          <table:table-cell office:value-type="string" table:style-name="ce25">
            <text:p>16/06/2025-20/06/2025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annage de pc(problème matérielle, écran, clavier …)</text:p>
          </table:table-cell>
          <table:table-cell office:value-type="string" table:style-name="ce25">
            <text:p>16/06/2025-27/06/2025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technique faite sur les configurations du pfsense</text:p>
          </table:table-cell>
          <table:table-cell office:value-type="string" table:style-name="ce14">
            <text:p>09/06/2025-20/06/2025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office:value-type="string" table:number-columns-spanned="8" table:number-rows-spanned="1" table:style-name="ce35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Test prises radius</text:p>
          </table:table-cell>
          <table:table-cell office:value-type="string" table:style-name="ce14">
            <text:p>05/01/2026-16/01/2026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Etiquetage,renommage d'équipements</text:p>
          </table:table-cell>
          <table:table-cell office:value-type="string" table:style-name="ce25">
            <text:p>12/01/2026-16/01/2026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cuperation des configurations de switchs</text:p>
          </table:table-cell>
          <table:table-cell office:value-type="string" table:style-name="ce14">
            <text:p>05/01/2026-17/01/2026</text:p>
          </table:table-cell>
          <table:table-cell table:style-name="ce11"/>
          <table:table-cell table:number-columns-repeated="3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loiement complet de machines défaillante(FOG/Clonezilla/MDT)</text:p>
          </table:table-cell>
          <table:table-cell office:value-type="string" table:style-name="ce14">
            <text:p>12/01/2026-23/01/2026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alisation de plans de masse clairs et exploitables</text:p>
          </table:table-cell>
          <table:table-cell office:value-type="string" table:style-name="ce25">
            <text:p>05/01/2026-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Utilisation correcte de Sysprep sur des machines du parc informatique</text:p>
          </table:table-cell>
          <table:table-cell office:value-type="string" table:style-name="ce17">
            <text:p>05.01.2026-17/01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Nettoyage sécurisé de disques avec Nwipe</text:p>
          </table:table-cell>
          <table:table-cell office:value-type="string" table:style-name="ce25">
            <text:p>12/01/2026-23/01/2026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pour le resetage de différents switch(différentes marque,différents accès)</text:p>
          </table:table-cell>
          <table:table-cell office:value-type="string" table:style-name="ce14">
            <text:p>19/01/2026-23/01/2026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Apport de données supplémentaire pour le GLPI</text:p>
          </table:table-cell>
          <table:table-cell office:value-type="string" table:style-name="ce25">
            <text:p>03/02/02026-06/02/2026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sur l'apport d'éléments dans le GLPI</text:p>
          </table:table-cell>
          <table:table-cell office:value-type="string" table:style-name="ce14">
            <text:p>03/02/02026-06/02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technique sur l'outil crowdsec(la mise en place sur un serveur,les étapes)</text:p>
          </table:table-cell>
          <table:table-cell office:value-type="string" table:style-name="ce14">
            <text:p>09/02/2026-13/02/2026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ise en place d'un poc(Proxmox)pour tester la mise en place d'une nouvelle solution de sécurité(crowdsec)</text:p>
          </table:table-cell>
          <table:table-cell office:value-type="string" table:style-name="ce14">
            <text:p>09/02/2026-13/02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Etude comparative entre les deux solutions Crowdsec / Fail2Ban</text:p>
          </table:table-cell>
          <table:table-cell office:value-type="string" table:style-name="ce14">
            <text:p>09/02/2026-13/02/2026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odification réseau pour projet des étudiants</text:p>
          </table:table-cell>
          <table:table-cell office:value-type="string" table:style-name="ce17">
            <text:p>26/01/2026-31/01/2026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des manipulations de développement d'image</text:p>
          </table:table-cell>
          <table:table-cell office:value-type="string" table:style-name="ce17">
            <text:p>12/01/2026-30/01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cupération des configurations de switchs</text:p>
          </table:table-cell>
          <table:table-cell office:value-type="string" table:style-name="ce17">
            <text:p>19/01/2026-23/01/2026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Interventions matérielles(hardware) remplacement et installation de disques</text:p>
          </table:table-cell>
          <table:table-cell office:value-type="string" table:style-name="ce25">
            <text:p>12/01/2026-23/01/2026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7">
          <table:table-cell table:style-name="ce26"/>
          <table:table-cell table:style-name="ce27"/>
          <table:table-cell table:number-columns-repeated="6" table:style-name="ce28"/>
          <table:table-cell table:number-columns-repeated="16376" table:style-name="ce8"/>
        </table:table-row>
        <table:table-row table:number-rows-repeated="4" table:style-name="ro7">
          <table:table-cell table:number-columns-repeated="8" table:style-name="ce2"/>
          <table:table-cell table:number-columns-repeated="16376"/>
        </table:table-row>
        <table:table-row table:number-rows-repeated="104851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 number:language="fr" number:country="FR">
      <number:day/>
      <number:text>.</number:text>
      <number:month/>
      <number:text>.</number:text>
      <number:year/>
    </number:date-style>
    <number:date-style style:name="N38">
      <number:day number:style="long"/>
      <number:text>.</number:text>
      <number:month number:style="long"/>
      <number:text>.</number:text>
      <number:year/>
    </number:date-style>
    <number:currency-style style:name="N39P0" number:language="ar" number:country="SA">
      <number:text> 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9P1" number:language="ar" number:country="SA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9" number:language="ar" number:country="SA">
      <number:text> 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9P0"/>
      <style:map style:condition="value()&lt;0" style:apply-style-name="N39P1"/>
    </number:currency-style>
    <number:currency-style style:name="N40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Euro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title/>
    <dc:description/>
    <dc:subject/>
    <meta:initial-creator/>
    <dc:creator>Pauline Marie-Pierre Million-Brodaz</dc:creator>
    <meta:creation-date>2026-02-20T13:21:17Z</meta:creation-date>
    <dc:date>2026-03-31T16:51:30Z</dc:date>
  </office:meta>
</office:document-meta>
</file>